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11.94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5.8mm"/>
    </style:style>
    <style:style style:name="co6" style:family="table-column">
      <style:table-column-properties fo:break-before="auto" style:column-width="4.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ext-properties style:text-position=""/>
    </style:style>
    <style:style style:name="ce2" style:family="table-cell" style:parent-style-name="Default" style:data-style-name="N10001">
      <style:text-properties style:text-position=""/>
    </style:style>
    <style:style style:name="ce3" style:family="table-cell" style:parent-style-name="Default" style:data-style-name="N109">
      <style:text-properties style:text-position=""/>
    </style:style>
    <style:style style:name="ce4" style:family="table-cell" style:parent-style-name="Default" style:data-style-name="N10121">
      <style:text-properties style:text-position=""/>
    </style:style>
    <style:style style:name="ce5" style:family="table-cell" style:parent-style-name="Default" style:data-style-name="N10000"/>
    <style:style style:name="ce6" style:family="table-cell" style:parent-style-name="Default" style:data-style-name="N10001"/>
    <style:style style:name="ce7" style:family="table-cell" style:parent-style-name="Default" style:data-style-name="N109"/>
    <style:style style:name="ce8" style:family="table-cell" style:parent-style-name="Default" style:data-style-name="N10121"/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fo:font-size="8pt" fo:font-weight="bold" style:font-size-asian="8pt" style:font-size-complex="8pt" style:font-weight-asian="bold" style:font-weight-complex="bold"/>
    </style:style>
    <style:style style:name="T2" style:family="text">
      <style:text-properties fo:color="#000000" fo:font-weight="bold" style:font-weight-asian="bold" style:font-weight-complex="bold" fo:font-size="5pt" style:font-size-asian="5pt" style:font-size-complex="5pt"/>
    </style:style>
  </office:automatic-styles>
  <office:body>
    <office:spreadsheet>
      <table:table table:name="IP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ts</text:p>
          </table:table-cell>
          <table:table-cell table:style-name="Default"/>
          <table:table-cell office:value-type="string" calcext:value-type="string">
            <text:p>tg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table:number-columns-repeated="15"/>
          <table:table-cell office:value-type="string" calcext:value-type="string">
            <text:p>{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80" calcext:value-type="float">
            <text:p>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8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46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3.8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5.2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59.60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80.10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Au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-</text:p>
          </table:table-cell>
          <table:table-cell table:formula="of:=&quot;{&quot;&amp;[.D2]&amp;&quot;,&quot;&amp;[.F2]&amp;&quot;,&quot;&amp;[.H2]&amp;&quot;,&quot;&amp;[.J2]&amp;&quot;,&quot;&amp;[.L2]&amp;&quot;},&quot;" office:value-type="string" office:string-value="{80.00,46.00,3.80,5.20,5.00}," calcext:value-type="string">
            <text:p>{80.00,46.00,3.80,5.20,5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" calcext:value-type="float">
            <text:p>1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5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4.1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5.7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74.60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171.00</text:p>
          </table:table-cell>
          <table:table-cell office:value-type="string" calcext:value-type="string">
            <text:p>40.7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3]&amp;&quot;,&quot;&amp;[.F3]&amp;&quot;,&quot;&amp;[.H3]&amp;&quot;,&quot;&amp;[.J3]&amp;&quot;,&quot;&amp;[.L3]&amp;&quot;},&quot;" office:value-type="string" office:string-value="{100.00,55.00,4.10,5.70,7.00}," calcext:value-type="string">
            <text:p>{100.00,55.00,4.10,5.70,7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20" calcext:value-type="float">
            <text:p>1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2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64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4.4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6.3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93.4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318.0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4]&amp;&quot;,&quot;&amp;[.F4]&amp;&quot;,&quot;&amp;[.H4]&amp;&quot;,&quot;&amp;[.J4]&amp;&quot;,&quot;&amp;[.L4]&amp;&quot;},&quot;" office:value-type="string" office:string-value="{120.00,64.00,4.40,6.30,7.00}," calcext:value-type="string">
            <text:p>{120.00,64.00,4.40,6.30,7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40" calcext:value-type="float">
            <text:p>1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4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73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4.7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6.9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112.2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541.00</text:p>
          </table:table-cell>
          <table:table-cell office:value-type="string" calcext:value-type="string">
            <text:p>57.40</text:p>
          </table:table-cell>
          <table:table-cell office:value-type="string" calcext:value-type="string">
            <text:p>77.30</text:p>
          </table:table-cell>
          <table:table-cell office:value-type="string" calcext:value-type="string">
            <text:p>44.9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5]&amp;&quot;,&quot;&amp;[.F5]&amp;&quot;,&quot;&amp;[.H5]&amp;&quot;,&quot;&amp;[.J5]&amp;&quot;,&quot;&amp;[.L5]&amp;&quot;},&quot;" office:value-type="string" office:string-value="{140.00,73.00,4.70,6.90,7.00}," calcext:value-type="string">
            <text:p>{140.00,73.00,4.70,6.90,7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60" calcext:value-type="float">
            <text:p>1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6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82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7.4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127.2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869.00</text:p>
          </table:table-cell>
          <table:table-cell office:value-type="string" calcext:value-type="string">
            <text:p>65.80</text:p>
          </table:table-cell>
          <table:table-cell office:value-type="string" calcext:value-type="string">
            <text:p>109.00</text:p>
          </table:table-cell>
          <table:table-cell office:value-type="string" calcext:value-type="string">
            <text:p>68.3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6]&amp;&quot;,&quot;&amp;[.F6]&amp;&quot;,&quot;&amp;[.H6]&amp;&quot;,&quot;&amp;[.J6]&amp;&quot;,&quot;&amp;[.L6]&amp;&quot;},&quot;" office:value-type="string" office:string-value="{160.00,82.00,5.00,7.40,9.00}," calcext:value-type="string">
            <text:p>{160.00,82.00,5.00,7.40,9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80" calcext:value-type="float">
            <text:p>1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8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91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3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8.0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146.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1320.00</text:p>
          </table:table-cell>
          <table:table-cell office:value-type="string" calcext:value-type="string">
            <text:p>74.20</text:p>
          </table:table-cell>
          <table:table-cell office:value-type="string" calcext:value-type="string">
            <text:p>146.00</text:p>
          </table:table-cell>
          <table:table-cell office:value-type="string" calcext:value-type="string">
            <text:p>101.0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7]&amp;&quot;,&quot;&amp;[.F7]&amp;&quot;,&quot;&amp;[.H7]&amp;&quot;,&quot;&amp;[.J7]&amp;&quot;,&quot;&amp;[.L7]&amp;&quot;},&quot;" office:value-type="string" office:string-value="{180.00,91.00,5.30,8.00,9.00}," calcext:value-type="string">
            <text:p>{180.00,91.00,5.30,8.00,9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00" calcext:value-type="float">
            <text:p>2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0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6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8.5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159.0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1940.00</text:p>
          </table:table-cell>
          <table:table-cell office:value-type="string" calcext:value-type="string">
            <text:p>82.60</text:p>
          </table:table-cell>
          <table:table-cell office:value-type="string" calcext:value-type="string">
            <text:p>194.00</text:p>
          </table:table-cell>
          <table:table-cell office:value-type="string" calcext:value-type="string">
            <text:p>142.0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7.00</text:p>
          </table:table-cell>
          <table:table-cell/>
          <table:table-cell table:formula="of:=&quot;{&quot;&amp;[.D8]&amp;&quot;,&quot;&amp;[.F8]&amp;&quot;,&quot;&amp;[.H8]&amp;&quot;,&quot;&amp;[.J8]&amp;&quot;,&quot;&amp;[.L8]&amp;&quot;},&quot;" office:value-type="string" office:string-value="{200.00,100.00,5.60,8.50,12.00}," calcext:value-type="string">
            <text:p>{200.00,100.00,5.60,8.50,12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20" calcext:value-type="float">
            <text:p>2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2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1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9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9.2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177.6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2770.00</text:p>
          </table:table-cell>
          <table:table-cell office:value-type="string" calcext:value-type="string">
            <text:p>91.10</text:p>
          </table:table-cell>
          <table:table-cell office:value-type="string" calcext:value-type="string">
            <text:p>252.00</text:p>
          </table:table-cell>
          <table:table-cell office:value-type="string" calcext:value-type="string">
            <text:p>205.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37.3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7.00</text:p>
          </table:table-cell>
          <table:table-cell/>
          <table:table-cell table:formula="of:=&quot;{&quot;&amp;[.D9]&amp;&quot;,&quot;&amp;[.F9]&amp;&quot;,&quot;&amp;[.H9]&amp;&quot;,&quot;&amp;[.J9]&amp;&quot;,&quot;&amp;[.L9]&amp;&quot;},&quot;" office:value-type="string" office:string-value="{220.00,110.00,5.90,9.20,12.00}," calcext:value-type="string">
            <text:p>{220.00,110.00,5.90,9.20,12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40" calcext:value-type="float">
            <text:p>2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4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2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6.2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9.8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190.40</text:p>
          </table:table-cell>
          <table:table-cell office:value-type="string" calcext:value-type="string">
            <text:p>39.1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3890.00</text:p>
          </table:table-cell>
          <table:table-cell office:value-type="string" calcext:value-type="string">
            <text:p>99.70</text:p>
          </table:table-cell>
          <table:table-cell office:value-type="string" calcext:value-type="string">
            <text:p>324.00</text:p>
          </table:table-cell>
          <table:table-cell office:value-type="string" calcext:value-type="string">
            <text:p>284.0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47.3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73.00</text:p>
          </table:table-cell>
          <table:table-cell/>
          <table:table-cell table:formula="of:=&quot;{&quot;&amp;[.D10]&amp;&quot;,&quot;&amp;[.F10]&amp;&quot;,&quot;&amp;[.H10]&amp;&quot;,&quot;&amp;[.J10]&amp;&quot;,&quot;&amp;[.L10]&amp;&quot;},&quot;" office:value-type="string" office:string-value="{240.00,120.00,6.20,9.80,15.00}," calcext:value-type="string">
            <text:p>{240.00,120.00,6.20,9.80,15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70" calcext:value-type="float">
            <text:p>27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7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3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6.6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0.2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219.60</text:p>
          </table:table-cell>
          <table:table-cell office:value-type="string" calcext:value-type="string">
            <text:p>45.9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5790.00</text:p>
          </table:table-cell>
          <table:table-cell office:value-type="string" calcext:value-type="string">
            <text:p>112.00</text:p>
          </table:table-cell>
          <table:table-cell office:value-type="string" calcext:value-type="string">
            <text:p>429.0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62.2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82.00</text:p>
          </table:table-cell>
          <table:table-cell/>
          <table:table-cell table:formula="of:=&quot;{&quot;&amp;[.D11]&amp;&quot;,&quot;&amp;[.F11]&amp;&quot;,&quot;&amp;[.H11]&amp;&quot;,&quot;&amp;[.J11]&amp;&quot;,&quot;&amp;[.L11]&amp;&quot;},&quot;" office:value-type="string" office:string-value="{270.00,135.00,6.60,10.20,15.00}," calcext:value-type="string">
            <text:p>{270.00,135.00,6.60,10.20,15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00" calcext:value-type="float">
            <text:p>3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5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7.1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0.7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248.60</text:p>
          </table:table-cell>
          <table:table-cell office:value-type="string" calcext:value-type="string">
            <text:p>53.8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8360.00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557.00</text:p>
          </table:table-cell>
          <table:table-cell office:value-type="string" calcext:value-type="string">
            <text:p>604.0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80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88.00</text:p>
          </table:table-cell>
          <table:table-cell/>
          <table:table-cell table:formula="of:=&quot;{&quot;&amp;[.D12]&amp;&quot;,&quot;&amp;[.F12]&amp;&quot;,&quot;&amp;[.H12]&amp;&quot;,&quot;&amp;[.J12]&amp;&quot;,&quot;&amp;[.L12]&amp;&quot;},&quot;" office:value-type="string" office:string-value="{300.00,150.00,7.10,10.70,15.00}," calcext:value-type="string">
            <text:p>{300.00,150.00,7.10,10.70,15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30" calcext:value-type="float">
            <text:p>33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3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6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7.5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1.5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271.00</text:p>
          </table:table-cell>
          <table:table-cell office:value-type="string" calcext:value-type="string">
            <text:p>62.6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1770.00</text:p>
          </table:table-cell>
          <table:table-cell office:value-type="string" calcext:value-type="string">
            <text:p>137.00</text:p>
          </table:table-cell>
          <table:table-cell office:value-type="string" calcext:value-type="string">
            <text:p>713.00</text:p>
          </table:table-cell>
          <table:table-cell office:value-type="string" calcext:value-type="string">
            <text:p>788.0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98.5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5.00</text:p>
          </table:table-cell>
          <table:table-cell/>
          <table:table-cell table:formula="of:=&quot;{&quot;&amp;[.D13]&amp;&quot;,&quot;&amp;[.F13]&amp;&quot;,&quot;&amp;[.H13]&amp;&quot;,&quot;&amp;[.J13]&amp;&quot;,&quot;&amp;[.L13]&amp;&quot;},&quot;" office:value-type="string" office:string-value="{330.00,160.00,7.50,11.50,18.00}," calcext:value-type="string">
            <text:p>{330.00,160.00,7.50,11.50,18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60" calcext:value-type="float">
            <text:p>3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6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7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8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2.7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298.60</text:p>
          </table:table-cell>
          <table:table-cell office:value-type="string" calcext:value-type="string">
            <text:p>72.7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57.07</text:p>
          </table:table-cell>
          <table:table-cell office:value-type="string" calcext:value-type="string">
            <text:p>16270.0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04.00</text:p>
          </table:table-cell>
          <table:table-cell office:value-type="string" calcext:value-type="string">
            <text:p>1040.00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12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7.00</text:p>
          </table:table-cell>
          <table:table-cell/>
          <table:table-cell table:formula="of:=&quot;{&quot;&amp;[.D14]&amp;&quot;,&quot;&amp;[.F14]&amp;&quot;,&quot;&amp;[.H14]&amp;&quot;,&quot;&amp;[.J14]&amp;&quot;,&quot;&amp;[.L14]&amp;&quot;},&quot;" office:value-type="string" office:string-value="{360.00,170.00,8.00,12.70,18.00}," calcext:value-type="string">
            <text:p>{360.00,170.00,8.00,12.70,18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00" calcext:value-type="float">
            <text:p>4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4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8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8.6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3.5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331.00</text:p>
          </table:table-cell>
          <table:table-cell office:value-type="string" calcext:value-type="string">
            <text:p>84.50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66.33</text:p>
          </table:table-cell>
          <table:table-cell office:value-type="string" calcext:value-type="string">
            <text:p>23130.00</text:p>
          </table:table-cell>
          <table:table-cell office:value-type="string" calcext:value-type="string">
            <text:p>165.00</text:p>
          </table:table-cell>
          <table:table-cell office:value-type="string" calcext:value-type="string">
            <text:p>1160.00</text:p>
          </table:table-cell>
          <table:table-cell office:value-type="string" calcext:value-type="string">
            <text:p>1320.00</text:p>
          </table:table-cell>
          <table:table-cell office:value-type="string" calcext:value-type="string">
            <text:p>39.50</text:p>
          </table:table-cell>
          <table:table-cell office:value-type="string" calcext:value-type="string">
            <text:p>14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14.00</text:p>
          </table:table-cell>
          <table:table-cell/>
          <table:table-cell table:formula="of:=&quot;{&quot;&amp;[.D15]&amp;&quot;,&quot;&amp;[.F15]&amp;&quot;,&quot;&amp;[.H15]&amp;&quot;,&quot;&amp;[.J15]&amp;&quot;,&quot;&amp;[.L15]&amp;&quot;},&quot;" office:value-type="string" office:string-value="{400.00,180.00,8.60,13.50,21.00}," calcext:value-type="string">
            <text:p>{400.00,180.00,8.60,13.50,21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50" calcext:value-type="float">
            <text:p>4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45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9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9.4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4.6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378.80</text:p>
          </table:table-cell>
          <table:table-cell office:value-type="string" calcext:value-type="string">
            <text:p>98.80</text:p>
          </table:table-cell>
          <table:table-cell office:value-type="string" calcext:value-type="string">
            <text:p>39.60</text:p>
          </table:table-cell>
          <table:table-cell office:value-type="string" calcext:value-type="string">
            <text:p>77.56</text:p>
          </table:table-cell>
          <table:table-cell office:value-type="string" calcext:value-type="string">
            <text:p>33740.00</text:p>
          </table:table-cell>
          <table:table-cell office:value-type="string" calcext:value-type="string">
            <text:p>185.00</text:p>
          </table:table-cell>
          <table:table-cell office:value-type="string" calcext:value-type="string">
            <text:p>1500.00</text:p>
          </table:table-cell>
          <table:table-cell office:value-type="string" calcext:value-type="string">
            <text:p>1680.00</text:p>
          </table:table-cell>
          <table:table-cell office:value-type="string" calcext:value-type="string">
            <text:p>41.20</text:p>
          </table:table-cell>
          <table:table-cell office:value-type="string" calcext:value-type="string">
            <text:p>176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21.00</text:p>
          </table:table-cell>
          <table:table-cell/>
          <table:table-cell table:formula="of:=&quot;{&quot;&amp;[.D16]&amp;&quot;,&quot;&amp;[.F16]&amp;&quot;,&quot;&amp;[.H16]&amp;&quot;,&quot;&amp;[.J16]&amp;&quot;,&quot;&amp;[.L16]&amp;&quot;},&quot;" office:value-type="string" office:string-value="{450.00,190.00,9.40,14.60,21.00}," calcext:value-type="string">
            <text:p>{450.00,190.00,9.40,14.60,21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00" calcext:value-type="float">
            <text:p>5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5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20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0.2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6.0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426.00</text:p>
          </table:table-cell>
          <table:table-cell office:value-type="string" calcext:value-type="string">
            <text:p>116.00</text:p>
          </table:table-cell>
          <table:table-cell office:value-type="string" calcext:value-type="string">
            <text:p>47.70</text:p>
          </table:table-cell>
          <table:table-cell office:value-type="string" calcext:value-type="string">
            <text:p>91.06</text:p>
          </table:table-cell>
          <table:table-cell office:value-type="string" calcext:value-type="string">
            <text:p>48200.00</text:p>
          </table:table-cell>
          <table:table-cell office:value-type="string" calcext:value-type="string">
            <text:p>204.00</text:p>
          </table:table-cell>
          <table:table-cell office:value-type="string" calcext:value-type="string">
            <text:p>1930.00</text:p>
          </table:table-cell>
          <table:table-cell office:value-type="string" calcext:value-type="string">
            <text:p>2140.00</text:p>
          </table:table-cell>
          <table:table-cell office:value-type="string" calcext:value-type="string">
            <text:p>43.10</text:p>
          </table:table-cell>
          <table:table-cell office:value-type="string" calcext:value-type="string">
            <text:p>214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22.00</text:p>
          </table:table-cell>
          <table:table-cell/>
          <table:table-cell table:formula="of:=&quot;{&quot;&amp;[.D17]&amp;&quot;,&quot;&amp;[.F17]&amp;&quot;,&quot;&amp;[.H17]&amp;&quot;,&quot;&amp;[.J17]&amp;&quot;,&quot;&amp;[.L17]&amp;&quot;},&quot;" office:value-type="string" office:string-value="{500.00,200.00,10.20,16.00,21.00}," calcext:value-type="string">
            <text:p>{500.00,200.00,10.20,16.00,21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50" calcext:value-type="float">
            <text:p>5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55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21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1.1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7.2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467.60</text:p>
          </table:table-cell>
          <table:table-cell office:value-type="string" calcext:value-type="string">
            <text:p>134.00</text:p>
          </table:table-cell>
          <table:table-cell office:value-type="string" calcext:value-type="string">
            <text:p>57.20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67120.00</text:p>
          </table:table-cell>
          <table:table-cell office:value-type="string" calcext:value-type="string">
            <text:p>223.00</text:p>
          </table:table-cell>
          <table:table-cell office:value-type="string" calcext:value-type="string">
            <text:p>2440.00</text:p>
          </table:table-cell>
          <table:table-cell office:value-type="string" calcext:value-type="string">
            <text:p>2670.00</text:p>
          </table:table-cell>
          <table:table-cell office:value-type="string" calcext:value-type="string">
            <text:p>44.50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29.00</text:p>
          </table:table-cell>
          <table:table-cell/>
          <table:table-cell table:formula="of:=&quot;{&quot;&amp;[.D18]&amp;&quot;,&quot;&amp;[.F18]&amp;&quot;,&quot;&amp;[.H18]&amp;&quot;,&quot;&amp;[.J18]&amp;&quot;,&quot;&amp;[.L18]&amp;&quot;},&quot;" office:value-type="string" office:string-value="{550.00,210.00,11.10,17.20,24.00}," calcext:value-type="string">
            <text:p>{550.00,210.00,11.10,17.20,24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00" calcext:value-type="float">
            <text:p>6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6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22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2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9.0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},</text:p>
          </table:table-cell>
          <table:table-cell table:number-columns-repeated="2"/>
          <table:table-cell office:value-type="string" calcext:value-type="string">
            <text:p>514.00</text:p>
          </table:table-cell>
          <table:table-cell office:value-type="string" calcext:value-type="string">
            <text:p>156.00</text:p>
          </table:table-cell>
          <table:table-cell office:value-type="string" calcext:value-type="string">
            <text:p>67.40</text:p>
          </table:table-cell>
          <table:table-cell office:value-type="string" calcext:value-type="string">
            <text:p>122.46</text:p>
          </table:table-cell>
          <table:table-cell office:value-type="string" calcext:value-type="string">
            <text:p>92080.00</text:p>
          </table:table-cell>
          <table:table-cell office:value-type="string" calcext:value-type="string">
            <text:p>243.00</text:p>
          </table:table-cell>
          <table:table-cell office:value-type="string" calcext:value-type="string">
            <text:p>3070.00</text:p>
          </table:table-cell>
          <table:table-cell office:value-type="string" calcext:value-type="string">
            <text:p>3390.00</text:p>
          </table:table-cell>
          <table:table-cell office:value-type="string" calcext:value-type="string">
            <text:p>46.60</text:p>
          </table:table-cell>
          <table:table-cell office:value-type="string" calcext:value-type="string">
            <text:p>308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30.00</text:p>
          </table:table-cell>
          <table:table-cell/>
          <table:table-cell table:formula="of:=&quot;{&quot;&amp;[.D19]&amp;&quot;,&quot;&amp;[.F19]&amp;&quot;,&quot;&amp;[.H19]&amp;&quot;,&quot;&amp;[.J19]&amp;&quot;,&quot;&amp;[.L19]&amp;&quot;},&quot;" office:value-type="string" office:string-value="{600.00,220.00,12.00,19.00,24.00}," calcext:value-type="string">
            <text:p>{600.00,220.00,12.00,19.00,24.00},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  <table:table-cell office:value-type="string" calcext:value-type="string">
            <text:p>};</text:p>
          </table:table-cell>
        </table:table-row>
      </table:table>
      <table:table table:name="HEA" table:style-name="ta1">
        <table:table-column table:style-name="co8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3" table:number-columns-repeated="2" table:default-cell-style-name="ce3"/>
        <table:table-column table:style-name="co3" table:number-columns-repeated="3" table:default-cell-style-name="ce1"/>
        <table:table-column table:style-name="co2" table:default-cell-style-name="ce1"/>
        <table:table-column table:style-name="co7" table:number-columns-repeated="989" table:default-cell-style-name="ce1"/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g</text:p>
          </table:table-cell>
          <table:table-cell/>
          <table:table-cell office:value-type="string" calcext:value-type="string">
            <text:p>r</text:p>
          </table:table-cell>
          <table:table-cell table:number-columns-repeated="990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" calcext:value-type="float">
            <text:p>1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96" calcext:value-type="float">
            <text:p>96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00" calcext:value-type="float">
            <text:p>1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5" calcext:value-type="float">
            <text:p>5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8" calcext:value-type="float">
            <text:p>8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20" calcext:value-type="float">
            <text:p>1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114" calcext:value-type="float">
            <text:p>114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20" calcext:value-type="float">
            <text:p>12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5" calcext:value-type="float">
            <text:p>5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8" calcext:value-type="float">
            <text:p>8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40" calcext:value-type="float">
            <text:p>1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133" calcext:value-type="float">
            <text:p>133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40" calcext:value-type="float">
            <text:p>14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5.5" calcext:value-type="float">
            <text:p>5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8.5" calcext:value-type="float">
            <text:p>8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60" calcext:value-type="float">
            <text:p>1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152" calcext:value-type="float">
            <text:p>152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60" calcext:value-type="float">
            <text:p>16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6" calcext:value-type="float">
            <text:p>6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9" calcext:value-type="float">
            <text:p>9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5" calcext:value-type="float">
            <text:p>15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80" calcext:value-type="float">
            <text:p>1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171" calcext:value-type="float">
            <text:p>171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80" calcext:value-type="float">
            <text:p>18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6" calcext:value-type="float">
            <text:p>6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9.5" calcext:value-type="float">
            <text:p>9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5" calcext:value-type="float">
            <text:p>15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00" calcext:value-type="float">
            <text:p>2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190" calcext:value-type="float">
            <text:p>1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00" calcext:value-type="float">
            <text:p>2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6.5" calcext:value-type="float">
            <text:p>6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0" calcext:value-type="float">
            <text:p>1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8" calcext:value-type="float">
            <text:p>18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20" calcext:value-type="float">
            <text:p>2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210" calcext:value-type="float">
            <text:p>21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20" calcext:value-type="float">
            <text:p>22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7" calcext:value-type="float">
            <text:p>7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1" calcext:value-type="float">
            <text:p>11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8" calcext:value-type="float">
            <text:p>18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40" calcext:value-type="float">
            <text:p>2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230" calcext:value-type="float">
            <text:p>23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40" calcext:value-type="float">
            <text:p>24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7.5" calcext:value-type="float">
            <text:p>7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2" calcext:value-type="float">
            <text:p>12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1" calcext:value-type="float">
            <text:p>21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60" calcext:value-type="float">
            <text:p>2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250" calcext:value-type="float">
            <text:p>25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60" calcext:value-type="float">
            <text:p>26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7.5" calcext:value-type="float">
            <text:p>7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2.5" calcext:value-type="float">
            <text:p>12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4" calcext:value-type="float">
            <text:p>24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80" calcext:value-type="float">
            <text:p>2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270" calcext:value-type="float">
            <text:p>27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80" calcext:value-type="float">
            <text:p>28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8" calcext:value-type="float">
            <text:p>8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3" calcext:value-type="float">
            <text:p>13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4" calcext:value-type="float">
            <text:p>24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00" calcext:value-type="float">
            <text:p>3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290" calcext:value-type="float">
            <text:p>2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8.5" calcext:value-type="float">
            <text:p>8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4" calcext:value-type="float">
            <text:p>14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20" calcext:value-type="float">
            <text:p>3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310" calcext:value-type="float">
            <text:p>31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9" calcext:value-type="float">
            <text:p>9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5.5" calcext:value-type="float">
            <text:p>15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40" calcext:value-type="float">
            <text:p>3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330" calcext:value-type="float">
            <text:p>33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9.5" calcext:value-type="float">
            <text:p>9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6.5" calcext:value-type="float">
            <text:p>16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60" calcext:value-type="float">
            <text:p>3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350" calcext:value-type="float">
            <text:p>35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0" calcext:value-type="float">
            <text:p>10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7.5" calcext:value-type="float">
            <text:p>17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00" calcext:value-type="float">
            <text:p>4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390" calcext:value-type="float">
            <text:p>3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1" calcext:value-type="float">
            <text:p>1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9" calcext:value-type="float">
            <text:p>19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50" calcext:value-type="float">
            <text:p>4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440" calcext:value-type="float">
            <text:p>4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1.5" calcext:value-type="float">
            <text:p>11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1" calcext:value-type="float">
            <text:p>21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00" calcext:value-type="float">
            <text:p>5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490" calcext:value-type="float">
            <text:p>4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2" calcext:value-type="float">
            <text:p>12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3" calcext:value-type="float">
            <text:p>23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50" calcext:value-type="float">
            <text:p>5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540" calcext:value-type="float">
            <text:p>5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2.5" calcext:value-type="float">
            <text:p>12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4" calcext:value-type="float">
            <text:p>24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00" calcext:value-type="float">
            <text:p>6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590" calcext:value-type="float">
            <text:p>5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3" calcext:value-type="float">
            <text:p>13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5" calcext:value-type="float">
            <text:p>25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50" calcext:value-type="float">
            <text:p>6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640" calcext:value-type="float">
            <text:p>6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3.5" calcext:value-type="float">
            <text:p>13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6" calcext:value-type="float">
            <text:p>26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700" calcext:value-type="float">
            <text:p>7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690" calcext:value-type="float">
            <text:p>6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4.5" calcext:value-type="float">
            <text:p>14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7" calcext:value-type="float">
            <text:p>27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800" calcext:value-type="float">
            <text:p>8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790" calcext:value-type="float">
            <text:p>7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5" calcext:value-type="float">
            <text:p>15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8" calcext:value-type="float">
            <text:p>28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900" calcext:value-type="float">
            <text:p>9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890" calcext:value-type="float">
            <text:p>8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6" calcext:value-type="float">
            <text:p>16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0" calcext:value-type="float">
            <text:p>3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0" calcext:value-type="float">
            <text:p>10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table:style-name="ce2" office:value-type="float" office:value="990" calcext:value-type="float">
            <text:p>9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6.5" calcext:value-type="float">
            <text:p>16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1" calcext:value-type="float">
            <text:p>31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 table:number-rows-repeated="1048550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HEB" table:style-name="ta1">
        <table:table-column table:style-name="co8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3" table:number-columns-repeated="2" table:default-cell-style-name="ce3"/>
        <table:table-column table:style-name="co3" table:number-columns-repeated="3" table:default-cell-style-name="ce1"/>
        <table:table-column table:style-name="co2" table:default-cell-style-name="ce1"/>
        <table:table-column table:style-name="co7" table:number-columns-repeated="989" table:default-cell-style-name="ce1"/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g</text:p>
          </table:table-cell>
          <table:table-cell/>
          <table:table-cell office:value-type="string" calcext:value-type="string">
            <text:p>r</text:p>
          </table:table-cell>
          <table:table-cell table:number-columns-repeated="990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" calcext:value-type="float">
            <text:p>1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00" calcext:value-type="float">
            <text:p>1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00" calcext:value-type="float">
            <text:p>1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6" calcext:value-type="float">
            <text:p>6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0" calcext:value-type="float">
            <text:p>1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20" calcext:value-type="float">
            <text:p>1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20" calcext:value-type="float">
            <text:p>12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20" calcext:value-type="float">
            <text:p>12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6.5" calcext:value-type="float">
            <text:p>6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1" calcext:value-type="float">
            <text:p>11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40" calcext:value-type="float">
            <text:p>1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40" calcext:value-type="float">
            <text:p>1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40" calcext:value-type="float">
            <text:p>14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7" calcext:value-type="float">
            <text:p>7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2" calcext:value-type="float">
            <text:p>12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60" calcext:value-type="float">
            <text:p>1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60" calcext:value-type="float">
            <text:p>16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60" calcext:value-type="float">
            <text:p>16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8" calcext:value-type="float">
            <text:p>8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3" calcext:value-type="float">
            <text:p>13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5" calcext:value-type="float">
            <text:p>15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80" calcext:value-type="float">
            <text:p>1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80" calcext:value-type="float">
            <text:p>18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80" calcext:value-type="float">
            <text:p>18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8.5" calcext:value-type="float">
            <text:p>8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4" calcext:value-type="float">
            <text:p>14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5" calcext:value-type="float">
            <text:p>15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00" calcext:value-type="float">
            <text:p>2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00" calcext:value-type="float">
            <text:p>2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00" calcext:value-type="float">
            <text:p>2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9" calcext:value-type="float">
            <text:p>9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5" calcext:value-type="float">
            <text:p>15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8" calcext:value-type="float">
            <text:p>18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20" calcext:value-type="float">
            <text:p>2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20" calcext:value-type="float">
            <text:p>22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20" calcext:value-type="float">
            <text:p>22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9.5" calcext:value-type="float">
            <text:p>9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6" calcext:value-type="float">
            <text:p>16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8" calcext:value-type="float">
            <text:p>18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40" calcext:value-type="float">
            <text:p>2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40" calcext:value-type="float">
            <text:p>2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40" calcext:value-type="float">
            <text:p>24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0" calcext:value-type="float">
            <text:p>10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7" calcext:value-type="float">
            <text:p>17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1" calcext:value-type="float">
            <text:p>21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60" calcext:value-type="float">
            <text:p>2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60" calcext:value-type="float">
            <text:p>26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60" calcext:value-type="float">
            <text:p>26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0" calcext:value-type="float">
            <text:p>10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7.5" calcext:value-type="float">
            <text:p>17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4" calcext:value-type="float">
            <text:p>24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80" calcext:value-type="float">
            <text:p>2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80" calcext:value-type="float">
            <text:p>28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80" calcext:value-type="float">
            <text:p>28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0.5" calcext:value-type="float">
            <text:p>10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8" calcext:value-type="float">
            <text:p>18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4" calcext:value-type="float">
            <text:p>24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00" calcext:value-type="float">
            <text:p>3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00" calcext:value-type="float">
            <text:p>3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1" calcext:value-type="float">
            <text:p>1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19" calcext:value-type="float">
            <text:p>19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20" calcext:value-type="float">
            <text:p>3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20" calcext:value-type="float">
            <text:p>32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1.5" calcext:value-type="float">
            <text:p>11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0.5" calcext:value-type="float">
            <text:p>20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40" calcext:value-type="float">
            <text:p>3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40" calcext:value-type="float">
            <text:p>3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2" calcext:value-type="float">
            <text:p>12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1.5" calcext:value-type="float">
            <text:p>21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60" calcext:value-type="float">
            <text:p>3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60" calcext:value-type="float">
            <text:p>36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2.5" calcext:value-type="float">
            <text:p>12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2.5" calcext:value-type="float">
            <text:p>22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00" calcext:value-type="float">
            <text:p>4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400" calcext:value-type="float">
            <text:p>4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3.5" calcext:value-type="float">
            <text:p>13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4" calcext:value-type="float">
            <text:p>24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50" calcext:value-type="float">
            <text:p>4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450" calcext:value-type="float">
            <text:p>45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4" calcext:value-type="float">
            <text:p>14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6" calcext:value-type="float">
            <text:p>26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00" calcext:value-type="float">
            <text:p>5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500" calcext:value-type="float">
            <text:p>5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4.5" calcext:value-type="float">
            <text:p>14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8" calcext:value-type="float">
            <text:p>28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50" calcext:value-type="float">
            <text:p>5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550" calcext:value-type="float">
            <text:p>55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5" calcext:value-type="float">
            <text:p>15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9" calcext:value-type="float">
            <text:p>29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00" calcext:value-type="float">
            <text:p>6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600" calcext:value-type="float">
            <text:p>6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5.5" calcext:value-type="float">
            <text:p>15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0" calcext:value-type="float">
            <text:p>3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50" calcext:value-type="float">
            <text:p>6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650" calcext:value-type="float">
            <text:p>65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6" calcext:value-type="float">
            <text:p>16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1" calcext:value-type="float">
            <text:p>31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700" calcext:value-type="float">
            <text:p>7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700" calcext:value-type="float">
            <text:p>7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7" calcext:value-type="float">
            <text:p>17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2" calcext:value-type="float">
            <text:p>32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800" calcext:value-type="float">
            <text:p>8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800" calcext:value-type="float">
            <text:p>8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7.5" calcext:value-type="float">
            <text:p>17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3" calcext:value-type="float">
            <text:p>33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900" calcext:value-type="float">
            <text:p>9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900" calcext:value-type="float">
            <text:p>9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8.5" calcext:value-type="float">
            <text:p>18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5" calcext:value-type="float">
            <text:p>35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0" calcext:value-type="float">
            <text:p>10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000" calcext:value-type="float">
            <text:p>10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0" calcext:value-type="float">
            <text:p>3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9" calcext:value-type="float">
            <text:p>19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6" calcext:value-type="float">
            <text:p>36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 table:number-rows-repeated="1048550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HEM" table:style-name="ta1">
        <table:table-column table:style-name="co8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3" table:number-columns-repeated="2" table:default-cell-style-name="ce3"/>
        <table:table-column table:style-name="co3" table:number-columns-repeated="3" table:default-cell-style-name="ce1"/>
        <table:table-column table:style-name="co2" table:default-cell-style-name="ce1"/>
        <table:table-column table:style-name="co7" table:number-columns-repeated="989" table:default-cell-style-name="ce1"/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g</text:p>
          </table:table-cell>
          <table:table-cell/>
          <table:table-cell office:value-type="string" calcext:value-type="string">
            <text:p>r</text:p>
          </table:table-cell>
          <table:table-cell table:number-columns-repeated="990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" calcext:value-type="float">
            <text:p>1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20" calcext:value-type="float">
            <text:p>12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06" calcext:value-type="float">
            <text:p>10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2" calcext:value-type="float">
            <text:p>12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0" calcext:value-type="float">
            <text:p>2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20" calcext:value-type="float">
            <text:p>1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40" calcext:value-type="float">
            <text:p>1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26" calcext:value-type="float">
            <text:p>12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2.5" calcext:value-type="float">
            <text:p>12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1" calcext:value-type="float">
            <text:p>21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40" calcext:value-type="float">
            <text:p>1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60" calcext:value-type="float">
            <text:p>16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46" calcext:value-type="float">
            <text:p>14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3" calcext:value-type="float">
            <text:p>13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2" calcext:value-type="float">
            <text:p>22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2" calcext:value-type="float">
            <text:p>12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60" calcext:value-type="float">
            <text:p>1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80" calcext:value-type="float">
            <text:p>18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66" calcext:value-type="float">
            <text:p>16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4" calcext:value-type="float">
            <text:p>14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3" calcext:value-type="float">
            <text:p>23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5" calcext:value-type="float">
            <text:p>15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80" calcext:value-type="float">
            <text:p>1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00" calcext:value-type="float">
            <text:p>2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186" calcext:value-type="float">
            <text:p>18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4.5" calcext:value-type="float">
            <text:p>14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4" calcext:value-type="float">
            <text:p>24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5" calcext:value-type="float">
            <text:p>15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00" calcext:value-type="float">
            <text:p>2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20" calcext:value-type="float">
            <text:p>22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06" calcext:value-type="float">
            <text:p>20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5" calcext:value-type="float">
            <text:p>15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5" calcext:value-type="float">
            <text:p>25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8" calcext:value-type="float">
            <text:p>18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20" calcext:value-type="float">
            <text:p>2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40" calcext:value-type="float">
            <text:p>2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26" calcext:value-type="float">
            <text:p>22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5.5" calcext:value-type="float">
            <text:p>15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26" calcext:value-type="float">
            <text:p>26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18" calcext:value-type="float">
            <text:p>18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40" calcext:value-type="float">
            <text:p>2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70" calcext:value-type="float">
            <text:p>27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48" calcext:value-type="float">
            <text:p>248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8" calcext:value-type="float">
            <text:p>18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2" calcext:value-type="float">
            <text:p>32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1" calcext:value-type="float">
            <text:p>21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60" calcext:value-type="float">
            <text:p>2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290" calcext:value-type="float">
            <text:p>29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68" calcext:value-type="float">
            <text:p>268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8" calcext:value-type="float">
            <text:p>18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2.5" calcext:value-type="float">
            <text:p>32.5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4" calcext:value-type="float">
            <text:p>24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280" calcext:value-type="float">
            <text:p>28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10" calcext:value-type="float">
            <text:p>31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288" calcext:value-type="float">
            <text:p>288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18.5" calcext:value-type="float">
            <text:p>18.5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3" calcext:value-type="float">
            <text:p>33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4" calcext:value-type="float">
            <text:p>24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00" calcext:value-type="float">
            <text:p>3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40" calcext:value-type="float">
            <text:p>34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10" calcext:value-type="float">
            <text:p>31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39" calcext:value-type="float">
            <text:p>39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20" calcext:value-type="float">
            <text:p>32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59" calcext:value-type="float">
            <text:p>359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9" calcext:value-type="float">
            <text:p>309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40" calcext:value-type="float">
            <text:p>34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77" calcext:value-type="float">
            <text:p>377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9" calcext:value-type="float">
            <text:p>309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360" calcext:value-type="float">
            <text:p>36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395" calcext:value-type="float">
            <text:p>395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8" calcext:value-type="float">
            <text:p>308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00" calcext:value-type="float">
            <text:p>4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432" calcext:value-type="float">
            <text:p>432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7" calcext:value-type="float">
            <text:p>307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450" calcext:value-type="float">
            <text:p>4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478" calcext:value-type="float">
            <text:p>478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7" calcext:value-type="float">
            <text:p>307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00" calcext:value-type="float">
            <text:p>5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524" calcext:value-type="float">
            <text:p>524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6" calcext:value-type="float">
            <text:p>30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550" calcext:value-type="float">
            <text:p>5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572" calcext:value-type="float">
            <text:p>572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6" calcext:value-type="float">
            <text:p>306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00" calcext:value-type="float">
            <text:p>6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620" calcext:value-type="float">
            <text:p>62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5" calcext:value-type="float">
            <text:p>305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650" calcext:value-type="float">
            <text:p>65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668" calcext:value-type="float">
            <text:p>668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5" calcext:value-type="float">
            <text:p>305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700" calcext:value-type="float">
            <text:p>7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716" calcext:value-type="float">
            <text:p>716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4" calcext:value-type="float">
            <text:p>304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27" calcext:value-type="float">
            <text:p>27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800" calcext:value-type="float">
            <text:p>8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814" calcext:value-type="float">
            <text:p>814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3" calcext:value-type="float">
            <text:p>303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900" calcext:value-type="float">
            <text:p>9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910" calcext:value-type="float">
            <text:p>91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2" calcext:value-type="float">
            <text:p>302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float" office:value="1000" calcext:value-type="float">
            <text:p>1000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float" office:value="1008" calcext:value-type="float">
            <text:p>1008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table:style-name="ce2" office:value-type="float" office:value="302" calcext:value-type="float">
            <text:p>302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table:style-name="ce4" office:value-type="float" office:value="21" calcext:value-type="float">
            <text:p>21.0</text:p>
          </table:table-cell>
          <table:table-cell table:style-name="ce1" table:formula="of:=&quot;, &quot;&amp;[.J$1]&amp;&quot;:&quot;" office:value-type="string" office:string-value=", tg:" calcext:value-type="string">
            <text:p>, tg:</text:p>
          </table:table-cell>
          <table:table-cell table:style-name="ce4" office:value-type="float" office:value="40" calcext:value-type="float">
            <text:p>40.0</text:p>
          </table:table-cell>
          <table:table-cell table:formula="of:=&quot;, &quot;&amp;[.L$1]&amp;&quot;:&quot;" office:value-type="string" office:string-value=", r:" calcext:value-type="string">
            <text:p>, r:</text:p>
          </table:table-cell>
          <table:table-cell table:style-name="ce4" office:value-type="float" office:value="30" calcext:value-type="float">
            <text:p>30.0</text:p>
          </table:table-cell>
          <table:table-cell office:value-type="string" calcext:value-type="string">
            <text:p>},</text:p>
          </table:table-cell>
          <table:table-cell table:number-columns-repeated="989"/>
        </table:table-row>
        <table:table-row table:style-name="ro1" table:number-rows-repeated="1048550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UPN" table:style-name="ta1">
        <table:table-column table:style-name="co9" table:default-cell-style-name="ce5"/>
        <table:table-column table:style-name="co9" table:default-cell-style-name="ce9"/>
        <table:table-column table:style-name="co9" table:default-cell-style-name="ce5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default-cell-style-name="ce5"/>
        <table:table-column table:style-name="co9" table:number-columns-repeated="11" table:default-cell-style-name="ce10"/>
        <table:table-column table:style-name="co7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ts</text:p>
          </table:table-cell>
          <table:table-cell table:style-name="ce9"/>
          <table:table-cell table:style-name="ce9" office:value-type="string" calcext:value-type="string">
            <text:p>tg</text:p>
          </table:table-cell>
          <table:table-cell table:style-name="ce9"/>
          <table:table-cell table:style-name="ce11" office:value-type="string" calcext:value-type="string">
            <text:p><text:span text:style-name="T1">r</text:span><text:span text:style-name="T2">1</text:span></text:p>
          </table:table-cell>
          <table:table-cell table:style-name="ce11"/>
          <table:table-cell table:style-name="ce11" office:value-type="string" calcext:value-type="string">
            <text:p><text:span text:style-name="T1">r</text:span><text:span text:style-name="T2">2</text:span></text:p>
          </table:table-cell>
          <table:table-cell table:style-name="ce11"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Iy</text:p>
          </table:table-cell>
          <table:table-cell table:style-name="ce9" office:value-type="string" calcext:value-type="string">
            <text:p>iy</text:p>
          </table:table-cell>
          <table:table-cell table:style-name="ce9" office:value-type="string" calcext:value-type="string">
            <text:p>Wy</text:p>
          </table:table-cell>
          <table:table-cell table:style-name="ce9" office:value-type="string" calcext:value-type="string">
            <text:p>Iz</text:p>
          </table:table-cell>
          <table:table-cell table:style-name="ce9" office:value-type="string" calcext:value-type="string">
            <text:p>iz</text:p>
          </table:table-cell>
          <table:table-cell table:style-name="ce9" office:value-type="string" calcext:value-type="string">
            <text:p>Wz</text:p>
          </table:table-cell>
          <table:table-cell table:style-name="ce9" office:value-type="string" calcext:value-type="string">
            <text:p>dL</text:p>
          </table:table-cell>
          <table:table-cell/>
          <table:table-cell office:value-type="string" calcext:value-type="string">
            <text:p>{</text:p>
          </table:table-cell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table:style-name="ce9"/>
          <table:table-cell table:style-name="ce9" office:value-type="string" calcext:value-type="string">
            <text:p>mm</text:p>
          </table:table-cell>
          <table:table-cell table:style-name="ce9"/>
          <table:table-cell table:style-name="ce9" office:value-type="string" calcext:value-type="string">
            <text:p>mm</text:p>
          </table:table-cell>
          <table:table-cell table:style-name="ce9"/>
          <table:table-cell table:style-name="ce9" office:value-type="string" calcext:value-type="string">
            <text:p>mm</text:p>
          </table:table-cell>
          <table:table-cell table:style-name="ce9"/>
          <table:table-cell table:style-name="ce9" office:value-type="string" calcext:value-type="string">
            <text:p>mm</text:p>
          </table:table-cell>
          <table:table-cell table:style-name="ce9"/>
          <table:table-cell table:style-name="ce9" office:value-type="string" calcext:value-type="string">
            <text:p>mm</text:p>
          </table:table-cell>
          <table:table-cell table:style-name="ce9"/>
          <table:table-cell table:style-name="ce9" office:value-type="string" calcext:value-type="string">
            <text:p>mm</text:p>
          </table:table-cell>
          <table:table-cell table:style-name="ce9" table:number-columns-repeated="2"/>
          <table:table-cell table:style-name="ce9" office:value-type="string" calcext:value-type="string">
            <text:p>cm²</text:p>
          </table:table-cell>
          <table:table-cell table:style-name="ce9" office:value-type="string" calcext:value-type="string">
            <text:p>m²/m</text:p>
          </table:table-cell>
          <table:table-cell table:style-name="ce9" office:value-type="string" calcext:value-type="string">
            <text:p>kg/m</text:p>
          </table:table-cell>
          <table:table-cell table:style-name="ce12" office:value-type="string" calcext:value-type="string">
            <text:p><text:span text:style-name="T1">cm</text:span><text:span text:style-name="T2">4</text:span>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cm³</text:p>
          </table:table-cell>
          <table:table-cell table:style-name="ce12" office:value-type="string" calcext:value-type="string">
            <text:p><text:span text:style-name="T1">cm</text:span><text:span text:style-name="T2">4</text:span>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cm³</text:p>
          </table:table-cell>
          <table:table-cell table:style-name="ce9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30x15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4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4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4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2.2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3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33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7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7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5.4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4]&amp;&quot;,&quot;&amp;[.F4]&amp;&quot;,&quot;&amp;[.H4]&amp;&quot;,&quot;&amp;[.J4]&amp;&quot;,&quot;&amp;[.L4]&amp;&quot;,&quot;&amp;[.N4]&amp;&quot;},&quot;" office:value-type="string" office:string-value="{30.00,33.00,5.00,7.00,7.00,3.50}," calcext:value-type="string">
            <text:p>{30.00,33.00,5.00,7.00,7.00,3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4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4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3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7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7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6.2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5]&amp;&quot;,&quot;&amp;[.F5]&amp;&quot;,&quot;&amp;[.H5]&amp;&quot;,&quot;&amp;[.J5]&amp;&quot;,&quot;&amp;[.L5]&amp;&quot;,&quot;&amp;[.N5]&amp;&quot;},&quot;" office:value-type="string" office:string-value="{40.00,35.00,5.00,7.00,7.00,3.50}," calcext:value-type="string">
            <text:p>{40.00,35.00,5.00,7.00,7.00,3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40x2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4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2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5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5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3.6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5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5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38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7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7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7.1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7]&amp;&quot;,&quot;&amp;[.F7]&amp;&quot;,&quot;&amp;[.H7]&amp;&quot;,&quot;&amp;[.J7]&amp;&quot;,&quot;&amp;[.L7]&amp;&quot;,&quot;&amp;[.N7]&amp;&quot;},&quot;" office:value-type="string" office:string-value="{50.00,38.00,5.00,7.00,7.00,3.50}," calcext:value-type="string">
            <text:p>{50.00,38.00,5.00,7.00,7.00,3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50x25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5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2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6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6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4.9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6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6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3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6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6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6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6.4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9]&amp;&quot;,&quot;&amp;[.F9]&amp;&quot;,&quot;&amp;[.H9]&amp;&quot;,&quot;&amp;[.J9]&amp;&quot;,&quot;&amp;[.L9]&amp;&quot;,&quot;&amp;[.N9]&amp;&quot;},&quot;" office:value-type="string" office:string-value="{60.00,30.00,6.00,6.00,6.00,3.00}," calcext:value-type="string">
            <text:p>{60.00,30.00,6.00,6.00,6.00,3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65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65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42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5.5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7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7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57.5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10]&amp;&quot;,&quot;&amp;[.F10]&amp;&quot;,&quot;&amp;[.H10]&amp;&quot;,&quot;&amp;[.J10]&amp;&quot;,&quot;&amp;[.L10]&amp;&quot;,&quot;&amp;[.N10]&amp;&quot;},&quot;" office:value-type="string" office:string-value="{65.00,42.00,5.50,7.50,7.50,4.00}," calcext:value-type="string">
            <text:p>{65.00,42.00,5.50,7.50,7.50,4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8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8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4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6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8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8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11.0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6.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3.3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-</text:p>
          </table:table-cell>
          <table:table-cell/>
          <table:table-cell table:formula="of:=&quot;{&quot;&amp;[.D11]&amp;&quot;,&quot;&amp;[.F11]&amp;&quot;,&quot;&amp;[.H11]&amp;&quot;,&quot;&amp;[.J11]&amp;&quot;,&quot;&amp;[.L11]&amp;&quot;,&quot;&amp;[.N11]&amp;&quot;},&quot;" office:value-type="string" office:string-value="{80.00,45.00,6.00,8.00,8.00,4.00}," calcext:value-type="string">
            <text:p>{80.00,45.00,6.00,8.00,8.00,4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10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5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6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8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8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13.5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206.00</text:p>
          </table:table-cell>
          <table:table-cell office:value-type="string" calcext:value-type="string">
            <text:p>39.10</text:p>
          </table:table-cell>
          <table:table-cell office:value-type="string" calcext:value-type="string">
            <text:p>41.2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1.00</text:p>
          </table:table-cell>
          <table:table-cell/>
          <table:table-cell table:formula="of:=&quot;{&quot;&amp;[.D12]&amp;&quot;,&quot;&amp;[.F12]&amp;&quot;,&quot;&amp;[.H12]&amp;&quot;,&quot;&amp;[.J12]&amp;&quot;,&quot;&amp;[.L12]&amp;&quot;,&quot;&amp;[.N12]&amp;&quot;},&quot;" office:value-type="string" office:string-value="{100.00,50.00,6.00,8.50,8.50,4.50}," calcext:value-type="string">
            <text:p>{100.00,50.00,6.00,8.50,8.50,4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12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2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5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7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9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9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17.0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364.00</text:p>
          </table:table-cell>
          <table:table-cell office:value-type="string" calcext:value-type="string">
            <text:p>46.20</text:p>
          </table:table-cell>
          <table:table-cell office:value-type="string" calcext:value-type="string">
            <text:p>60.67</text:p>
          </table:table-cell>
          <table:table-cell office:value-type="string" calcext:value-type="string">
            <text:p>43.20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13.00</text:p>
          </table:table-cell>
          <table:table-cell/>
          <table:table-cell table:formula="of:=&quot;{&quot;&amp;[.D13]&amp;&quot;,&quot;&amp;[.F13]&amp;&quot;,&quot;&amp;[.H13]&amp;&quot;,&quot;&amp;[.J13]&amp;&quot;,&quot;&amp;[.L13]&amp;&quot;,&quot;&amp;[.N13]&amp;&quot;},&quot;" office:value-type="string" office:string-value="{120.00,55.00,7.00,9.00,9.00,4.50}," calcext:value-type="string">
            <text:p>{120.00,55.00,7.00,9.00,9.00,4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14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4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6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7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0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0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20.4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605.00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3.00</text:p>
          </table:table-cell>
          <table:table-cell/>
          <table:table-cell table:formula="of:=&quot;{&quot;&amp;[.D14]&amp;&quot;,&quot;&amp;[.F14]&amp;&quot;,&quot;&amp;[.H14]&amp;&quot;,&quot;&amp;[.J14]&amp;&quot;,&quot;&amp;[.L14]&amp;&quot;,&quot;&amp;[.N14]&amp;&quot;},&quot;" office:value-type="string" office:string-value="{140.00,60.00,7.00,10.00,10.00,5.00}," calcext:value-type="string">
            <text:p>{140.00,60.00,7.00,10.00,10.00,5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16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6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6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7.5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0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0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24.0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925.00</text:p>
          </table:table-cell>
          <table:table-cell office:value-type="string" calcext:value-type="string">
            <text:p>62.10</text:p>
          </table:table-cell>
          <table:table-cell office:value-type="string" calcext:value-type="string">
            <text:p>115.63</text:p>
          </table:table-cell>
          <table:table-cell office:value-type="string" calcext:value-type="string">
            <text:p>85.3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17.00</text:p>
          </table:table-cell>
          <table:table-cell/>
          <table:table-cell table:formula="of:=&quot;{&quot;&amp;[.D15]&amp;&quot;,&quot;&amp;[.F15]&amp;&quot;,&quot;&amp;[.H15]&amp;&quot;,&quot;&amp;[.J15]&amp;&quot;,&quot;&amp;[.L15]&amp;&quot;,&quot;&amp;[.N15]&amp;&quot;},&quot;" office:value-type="string" office:string-value="{160.00,65.00,7.50,10.50,10.50,5.50}," calcext:value-type="string">
            <text:p>{160.00,65.00,7.50,10.50,10.50,5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18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18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7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8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1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1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28.0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1350.00</text:p>
          </table:table-cell>
          <table:table-cell office:value-type="string" calcext:value-type="string">
            <text:p>69.5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14.0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1.00</text:p>
          </table:table-cell>
          <table:table-cell/>
          <table:table-cell table:formula="of:=&quot;{&quot;&amp;[.D16]&amp;&quot;,&quot;&amp;[.F16]&amp;&quot;,&quot;&amp;[.H16]&amp;&quot;,&quot;&amp;[.J16]&amp;&quot;,&quot;&amp;[.L16]&amp;&quot;,&quot;&amp;[.N16]&amp;&quot;},&quot;" office:value-type="string" office:string-value="{180.00,70.00,8.00,11.00,11.00,5.50}," calcext:value-type="string">
            <text:p>{180.00,70.00,8.00,11.00,11.00,5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20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7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8.5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1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1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32.2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1910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191.00</text:p>
          </table:table-cell>
          <table:table-cell office:value-type="string" calcext:value-type="string">
            <text:p>148.0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1.00</text:p>
          </table:table-cell>
          <table:table-cell/>
          <table:table-cell table:formula="of:=&quot;{&quot;&amp;[.D17]&amp;&quot;,&quot;&amp;[.F17]&amp;&quot;,&quot;&amp;[.H17]&amp;&quot;,&quot;&amp;[.J17]&amp;&quot;,&quot;&amp;[.L17]&amp;&quot;,&quot;&amp;[.N17]&amp;&quot;},&quot;" office:value-type="string" office:string-value="{200.00,75.00,8.50,11.50,11.50,6.00}," calcext:value-type="string">
            <text:p>{200.00,75.00,8.50,11.50,11.50,6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22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2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8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9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2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2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37.4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2690.00</text:p>
          </table:table-cell>
          <table:table-cell office:value-type="string" calcext:value-type="string">
            <text:p>84.80</text:p>
          </table:table-cell>
          <table:table-cell office:value-type="string" calcext:value-type="string">
            <text:p>244.55</text:p>
          </table:table-cell>
          <table:table-cell office:value-type="string" calcext:value-type="string">
            <text:p>197.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21.00</text:p>
          </table:table-cell>
          <table:table-cell/>
          <table:table-cell table:formula="of:=&quot;{&quot;&amp;[.D18]&amp;&quot;,&quot;&amp;[.F18]&amp;&quot;,&quot;&amp;[.H18]&amp;&quot;,&quot;&amp;[.J18]&amp;&quot;,&quot;&amp;[.L18]&amp;&quot;,&quot;&amp;[.N18]&amp;&quot;},&quot;" office:value-type="string" office:string-value="{220.00,80.00,9.00,12.50,12.50,6.50}," calcext:value-type="string">
            <text:p>{220.00,80.00,9.00,12.50,12.50,6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24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4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8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9.5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3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3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42.3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3600.00</text:p>
          </table:table-cell>
          <table:table-cell office:value-type="string" calcext:value-type="string">
            <text:p>92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48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25.00</text:p>
          </table:table-cell>
          <table:table-cell/>
          <table:table-cell table:formula="of:=&quot;{&quot;&amp;[.D19]&amp;&quot;,&quot;&amp;[.F19]&amp;&quot;,&quot;&amp;[.H19]&amp;&quot;,&quot;&amp;[.J19]&amp;&quot;,&quot;&amp;[.L19]&amp;&quot;,&quot;&amp;[.N19]&amp;&quot;},&quot;" office:value-type="string" office:string-value="{240.00,85.00,9.50,13.00,13.00,6.50}," calcext:value-type="string">
            <text:p>{240.00,85.00,9.50,13.00,13.00,6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26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6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9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0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4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4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48.3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4820.00</text:p>
          </table:table-cell>
          <table:table-cell office:value-type="string" calcext:value-type="string">
            <text:p>99.90</text:p>
          </table:table-cell>
          <table:table-cell office:value-type="string" calcext:value-type="string">
            <text:p>370.77</text:p>
          </table:table-cell>
          <table:table-cell office:value-type="string" calcext:value-type="string">
            <text:p>317.0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47.74</text:p>
          </table:table-cell>
          <table:table-cell office:value-type="string" calcext:value-type="string">
            <text:p>25.00</text:p>
          </table:table-cell>
          <table:table-cell/>
          <table:table-cell table:formula="of:=&quot;{&quot;&amp;[.D20]&amp;&quot;,&quot;&amp;[.F20]&amp;&quot;,&quot;&amp;[.H20]&amp;&quot;,&quot;&amp;[.J20]&amp;&quot;,&quot;&amp;[.L20]&amp;&quot;,&quot;&amp;[.N20]&amp;&quot;},&quot;" office:value-type="string" office:string-value="{260.00,90.00,10.00,14.00,14.00,7.00}," calcext:value-type="string">
            <text:p>{260.00,90.00,10.00,14.00,14.00,7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28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28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95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0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5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5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53.3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6280.00</text:p>
          </table:table-cell>
          <table:table-cell office:value-type="string" calcext:value-type="string">
            <text:p>109.00</text:p>
          </table:table-cell>
          <table:table-cell office:value-type="string" calcext:value-type="string">
            <text:p>448.57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57.25</text:p>
          </table:table-cell>
          <table:table-cell office:value-type="string" calcext:value-type="string">
            <text:p>28.00</text:p>
          </table:table-cell>
          <table:table-cell/>
          <table:table-cell table:formula="of:=&quot;{&quot;&amp;[.D21]&amp;&quot;,&quot;&amp;[.F21]&amp;&quot;,&quot;&amp;[.H21]&amp;&quot;,&quot;&amp;[.J21]&amp;&quot;,&quot;&amp;[.L21]&amp;&quot;,&quot;&amp;[.N21]&amp;&quot;},&quot;" office:value-type="string" office:string-value="{280.00,95.00,10.00,15.00,15.00,7.50}," calcext:value-type="string">
            <text:p>{280.00,95.00,10.00,15.00,15.00,7.5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30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0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0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6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6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58.8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8030.00</text:p>
          </table:table-cell>
          <table:table-cell office:value-type="string" calcext:value-type="string">
            <text:p>117.00</text:p>
          </table:table-cell>
          <table:table-cell office:value-type="string" calcext:value-type="string">
            <text:p>535.33</text:p>
          </table:table-cell>
          <table:table-cell office:value-type="string" calcext:value-type="string">
            <text:p>495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67.81</text:p>
          </table:table-cell>
          <table:table-cell office:value-type="string" calcext:value-type="string">
            <text:p>28.00</text:p>
          </table:table-cell>
          <table:table-cell/>
          <table:table-cell table:formula="of:=&quot;{&quot;&amp;[.D22]&amp;&quot;,&quot;&amp;[.F22]&amp;&quot;,&quot;&amp;[.H22]&amp;&quot;,&quot;&amp;[.J22]&amp;&quot;,&quot;&amp;[.L22]&amp;&quot;,&quot;&amp;[.N22]&amp;&quot;},&quot;" office:value-type="string" office:string-value="{300.00,100.00,10.00,16.00,16.00,8.00}," calcext:value-type="string">
            <text:p>{300.00,100.00,10.00,16.00,16.00,8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32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2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0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4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7.5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7.5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75.8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10870.00</text:p>
          </table:table-cell>
          <table:table-cell office:value-type="string" calcext:value-type="string">
            <text:p>121.00</text:p>
          </table:table-cell>
          <table:table-cell office:value-type="string" calcext:value-type="string">
            <text:p>679.38</text:p>
          </table:table-cell>
          <table:table-cell office:value-type="string" calcext:value-type="string">
            <text:p>597.0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80.68</text:p>
          </table:table-cell>
          <table:table-cell office:value-type="string" calcext:value-type="string">
            <text:p>25.00</text:p>
          </table:table-cell>
          <table:table-cell/>
          <table:table-cell table:formula="of:=&quot;{&quot;&amp;[.D23]&amp;&quot;,&quot;&amp;[.F23]&amp;&quot;,&quot;&amp;[.H23]&amp;&quot;,&quot;&amp;[.J23]&amp;&quot;,&quot;&amp;[.L23]&amp;&quot;,&quot;&amp;[.N23]&amp;&quot;},&quot;" office:value-type="string" office:string-value="{320.00,100.00,14.00,17.50,17.50,8.80}," calcext:value-type="string">
            <text:p>{320.00,100.00,14.00,17.50,17.50,8.8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35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5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0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4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6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6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77.3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60.68</text:p>
          </table:table-cell>
          <table:table-cell office:value-type="string" calcext:value-type="string">
            <text:p>12840.00</text:p>
          </table:table-cell>
          <table:table-cell office:value-type="string" calcext:value-type="string">
            <text:p>129.00</text:p>
          </table:table-cell>
          <table:table-cell office:value-type="string" calcext:value-type="string">
            <text:p>733.71</text:p>
          </table:table-cell>
          <table:table-cell office:value-type="string" calcext:value-type="string">
            <text:p>570.00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28.00</text:p>
          </table:table-cell>
          <table:table-cell/>
          <table:table-cell table:formula="of:=&quot;{&quot;&amp;[.D24]&amp;&quot;,&quot;&amp;[.F24]&amp;&quot;,&quot;&amp;[.H24]&amp;&quot;,&quot;&amp;[.J24]&amp;&quot;,&quot;&amp;[.L24]&amp;&quot;,&quot;&amp;[.N24]&amp;&quot;},&quot;" office:value-type="string" office:string-value="{350.00,100.00,14.00,16.00,16.00,8.00}," calcext:value-type="string">
            <text:p>{350.00,100.00,14.00,16.00,16.00,8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38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38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02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3.5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6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6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80.4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63.11</text:p>
          </table:table-cell>
          <table:table-cell office:value-type="string" calcext:value-type="string">
            <text:p>15760.00</text:p>
          </table:table-cell>
          <table:table-cell office:value-type="string" calcext:value-type="string">
            <text:p>140.00</text:p>
          </table:table-cell>
          <table:table-cell office:value-type="string" calcext:value-type="string">
            <text:p>829.47</text:p>
          </table:table-cell>
          <table:table-cell office:value-type="string" calcext:value-type="string">
            <text:p>615.0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78.64</text:p>
          </table:table-cell>
          <table:table-cell office:value-type="string" calcext:value-type="string">
            <text:p>28.00</text:p>
          </table:table-cell>
          <table:table-cell/>
          <table:table-cell table:formula="of:=&quot;{&quot;&amp;[.D25]&amp;&quot;,&quot;&amp;[.F25]&amp;&quot;,&quot;&amp;[.H25]&amp;&quot;,&quot;&amp;[.J25]&amp;&quot;,&quot;&amp;[.L25]&amp;&quot;,&quot;&amp;[.N25]&amp;&quot;},&quot;" office:value-type="string" office:string-value="{380.00,102.00,13.50,16.00,16.00,8.00}," calcext:value-type="string">
            <text:p>{380.00,102.00,13.50,16.00,16.00,8.00},</text:p>
          </table:table-cell>
        </table:table-row>
        <table:table-row table:style-name="ro1">
          <table:table-cell table:formula="of:=&quot;{&quot;&amp;[.B$1]&amp;&quot;:&quot;" office:value-type="string" office:string-value="{n:" calcext:value-type="string">
            <text:p>{n:</text:p>
          </table:table-cell>
          <table:table-cell office:value-type="string" calcext:value-type="string">
            <text:p>“400”</text:p>
          </table:table-cell>
          <table:table-cell table:formula="of:=&quot;, &quot;&amp;[.D$1]&amp;&quot;:&quot;" office:value-type="string" office:string-value=", h:" calcext:value-type="string">
            <text:p>, h:</text:p>
          </table:table-cell>
          <table:table-cell office:value-type="string" calcext:value-type="string">
            <text:p>400.00</text:p>
          </table:table-cell>
          <table:table-cell table:formula="of:=&quot;, &quot;&amp;[.F$1]&amp;&quot;:&quot;" office:value-type="string" office:string-value=", b:" calcext:value-type="string">
            <text:p>, b:</text:p>
          </table:table-cell>
          <table:table-cell office:value-type="string" calcext:value-type="string">
            <text:p>110.00</text:p>
          </table:table-cell>
          <table:table-cell table:formula="of:=&quot;, &quot;&amp;[.H$1]&amp;&quot;:&quot;" office:value-type="string" office:string-value=", ts:" calcext:value-type="string">
            <text:p>, ts:</text:p>
          </table:table-cell>
          <table:table-cell office:value-type="string" calcext:value-type="string">
            <text:p>14.00</text:p>
          </table:table-cell>
          <table:table-cell table:formula="of:=&quot;, &quot;&amp;[.J$1]&amp;&quot;:&quot;" office:value-type="string" office:string-value=", tg:" calcext:value-type="string">
            <text:p>, tg:</text:p>
          </table:table-cell>
          <table:table-cell office:value-type="string" calcext:value-type="string">
            <text:p>18.00</text:p>
          </table:table-cell>
          <table:table-cell table:formula="of:=&quot;, &quot;&amp;[.L$1]&amp;&quot;:&quot;" office:value-type="string" office:string-value=", r1:" calcext:value-type="string">
            <text:p>, r1:</text:p>
          </table:table-cell>
          <table:table-cell office:value-type="string" calcext:value-type="string">
            <text:p>18.00</text:p>
          </table:table-cell>
          <table:table-cell table:formula="of:=&quot;, &quot;&amp;[.N$1]&amp;&quot;:&quot;" office:value-type="string" office:string-value=", r2:" calcext:value-type="string">
            <text:p>, r2: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},</text:p>
          </table:table-cell>
          <table:table-cell/>
          <table:table-cell office:value-type="string" calcext:value-type="string">
            <text:p>91.5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71.83</text:p>
          </table:table-cell>
          <table:table-cell office:value-type="string" calcext:value-type="string">
            <text:p>20350.00</text:p>
          </table:table-cell>
          <table:table-cell office:value-type="string" calcext:value-type="string">
            <text:p>149.00</text:p>
          </table:table-cell>
          <table:table-cell office:value-type="string" calcext:value-type="string">
            <text:p>1017.50</text:p>
          </table:table-cell>
          <table:table-cell office:value-type="string" calcext:value-type="string">
            <text:p>846.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101.32</text:p>
          </table:table-cell>
          <table:table-cell office:value-type="string" calcext:value-type="string">
            <text:p>28.00</text:p>
          </table:table-cell>
          <table:table-cell/>
          <table:table-cell table:formula="of:=&quot;{&quot;&amp;[.D26]&amp;&quot;,&quot;&amp;[.F26]&amp;&quot;,&quot;&amp;[.H26]&amp;&quot;,&quot;&amp;[.J26]&amp;&quot;,&quot;&amp;[.L26]&amp;&quot;,&quot;&amp;[.N26]&amp;&quot;},&quot;" office:value-type="string" office:string-value="{400.00,110.00,14.00,18.00,18.00,9.00}," calcext:value-type="string">
            <text:p>{400.00,110.00,14.00,18.00,18.00,9.00},</text:p>
          </table:table-cell>
        </table:table-row>
        <table:table-row table:style-name="ro1">
          <table:table-cell table:style-name="Default" table:number-columns-repeated="26"/>
          <table:table-cell/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.00.00</text:date>, <text:time style:data-style-name="N2" text:time-value="21:57:04.150216288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1T22:09:10.562846489</dc:date>
    <meta:generator>LibreOffice/5.1.4.2$Linux_x86 LibreOffice_project/10m0$Build-2</meta:generator>
    <meta:editing-duration>PT1H36M29S</meta:editing-duration>
    <meta:editing-cycles>12</meta:editing-cycles>
    <meta:document-statistic meta:table-count="5" meta:cell-count="2088" meta:object-count="0"/>
  </office:meta>
</office:document-meta>
</file>